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µ = Micro Scale Edit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7" office:value-type="string">
            <text:p>Unverified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7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string">
            <text:p>~6-12+/-</text:p>
          </table:table-cell>
          <table:table-cell office:value-type="string">
            <text:p>~2-3+/-</text:p>
          </table:table-cell>
          <table:table-cell office:value-type="string">
            <text:p>~99.658</text:p>
          </table:table-cell>
          <table:table-cell table:style-name="ce8" office:value-type="string">
            <text:p>Verified</text:p>
          </table:table-cell>
          <table:table-cell office:value-type="string">
            <text:p><text:a xlink:href="https://www.geogebra.org/geometry/ydfkxavz">https://www.geogebra.org/geometry/ydfkxavz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Macro Scale Midpoint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string">
            <text:p>~4-8+/-</text:p>
          </table:table-cell>
          <table:table-cell office:value-type="string">
            <text:p>~3-6+/-</text:p>
          </table:table-cell>
          <table:table-cell office:value-type="string">
            <text:p>~95.538</text:p>
          </table:table-cell>
          <table:table-cell table:style-name="ce8" office:value-type="string">
            <text:p>Verified</text:p>
          </table:table-cell>
          <table:table-cell office:value-type="string">
            <text:p><text:a xlink:href="https://www.geogebra.org/geometry/yj7tctaw">https://www.geogebra.org/geometry/yj7tctaw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8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8:48:47.63</dc:date>
    <meta:editing-duration>PT2H25M54S</meta:editing-duration>
    <meta:editing-cycles>41</meta:editing-cycles>
    <meta:generator>OpenOffice/4.1.14$Win32 OpenOffice.org_project/4114m1$Build-9811</meta:generator>
    <meta:document-statistic meta:table-count="3" meta:cell-count="133" meta:object-count="0"/>
  </office:meta>
</office:document-meta>
</file>